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table:style-name="ce1"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table:style-name="Default"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table:style-name="ce1"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table:style-name="ce1"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table:style-name="Default"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table:style-name="Default"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table:style-name="Default" office:value-type="string" calcext:value-type="string">
            <text:p>Board Size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table:style-name="Default"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table:style-name="ce1"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20:55:36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1T22:58:53.565000000</dc:date>
    <meta:editing-duration>P1DT21H8M33S</meta:editing-duration>
    <meta:editing-cycles>10</meta:editing-cycles>
    <meta:generator>LibreOffice/5.2.3.3$Windows_X86_64 LibreOffice_project/d54a8868f08a7b39642414cf2c8ef2f228f780cf</meta:generator>
    <meta:document-statistic meta:table-count="1" meta:cell-count="283" meta:object-count="0"/>
  </office:meta>
</office:document-meta>
</file>